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paragraph-properties fo:line-height="150%"/>
    </style:style>
    <style:style style:name="P3" style:family="paragraph" style:parent-style-name="Footnote">
      <style:paragraph-properties fo:line-height="150%"/>
      <style:text-properties fo:font-size="10pt" fo:language="uk" fo:country="UA" fo:font-weight="normal" style:font-size-asian="10pt" style:font-weight-asian="normal" style:font-size-complex="10pt" style:font-weight-complex="normal"/>
    </style:style>
    <style:style style:name="P4" style:family="paragraph" style:parent-style-name="Footnote">
      <style:paragraph-properties fo:line-height="150%"/>
      <style:text-properties fo:font-size="10pt" style:font-size-asian="10pt" style:font-size-complex="10pt"/>
    </style:style>
    <style:style style:name="P5" style:family="paragraph" style:parent-style-name="Footnote">
      <style:paragraph-properties fo:line-height="150%"/>
      <style:text-properties fo:font-size="10pt" fo:font-weight="normal" style:font-size-asian="10pt" style:font-weight-asian="normal" style:font-size-complex="10pt" style:font-weight-complex="normal"/>
    </style:style>
    <style:style style:name="P6" style:family="paragraph" style:parent-style-name="Footnote">
      <style:paragraph-properties fo:line-height="150%"/>
      <style:text-properties style:font-name="Times New Roman" fo:font-size="10pt" fo:language="uk" fo:country="UA"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Footnote">
      <style:paragraph-properties fo:line-height="150%"/>
      <style:text-properties fo:language="uk" fo:country="UA"/>
    </style:style>
    <style:style style:name="P8" style:family="paragraph" style:parent-style-name="Standard">
      <style:paragraph-properties fo:margin-left="0in" fo:margin-right="0in" fo:line-height="150%" fo:text-align="center" style:justify-single-word="false" fo:text-indent="0in" style:auto-text-indent="true"/>
      <style:text-properties fo:font-size="14pt" fo:language="uk" fo:country="UA" fo:font-weight="bold" style:font-size-asian="14pt" style:font-weight-asian="bold" style:font-size-complex="14pt" style:font-weight-complex="bold"/>
    </style:style>
    <style:style style:name="P9" style:family="paragraph" style:parent-style-name="Standard">
      <style:paragraph-properties fo:margin-left="0in" fo:margin-right="0in" fo:line-height="150%" fo:text-align="justify" style:justify-single-word="false" fo:text-indent="0in" style:auto-text-indent="true"/>
      <style:text-properties fo:font-size="14pt" fo:language="uk" fo:country="UA" style:font-size-asian="14pt" style:font-size-complex="14pt"/>
    </style:style>
    <style:style style:name="P10" style:family="paragraph" style:parent-style-name="Standard">
      <style:paragraph-properties fo:margin-left="0in" fo:margin-right="0in" fo:line-height="150%" fo:text-align="justify" style:justify-single-word="false" fo:text-indent="0in" style:auto-text-indent="true"/>
      <style:text-properties fo:font-size="14pt" fo:language="uk" fo:country="UA" fo:font-weight="normal" style:font-size-asian="14pt" style:font-weight-asian="normal" style:font-size-complex="14pt" style:font-weight-complex="normal"/>
    </style:style>
    <style:style style:name="P11" style:family="paragraph" style:parent-style-name="Standard">
      <style:paragraph-properties fo:margin-left="0in" fo:margin-right="0in" fo:line-height="150%" fo:text-align="justify" style:justify-single-word="false" fo:text-indent="0in" style:auto-text-indent="true"/>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line-height="150%" fo:text-align="justify" style:justify-single-word="false" fo:text-indent="0in" style:auto-text-indent="true"/>
      <style:text-properties fo:font-size="14pt" fo:language="ru" fo:country="RU" fo:font-weight="normal" style:font-size-asian="14pt" style:font-weight-asian="normal" style:font-size-complex="14pt" style:font-weight-complex="normal"/>
    </style:style>
    <style:style style:name="P13" style:family="paragraph" style:parent-style-name="Standard">
      <style:paragraph-properties fo:margin-left="0in" fo:margin-right="0in" fo:line-height="150%" fo:text-indent="0in" style:auto-text-indent="true"/>
      <style:text-properties fo:font-size="14pt" style:font-size-asian="14pt" style:font-size-complex="14pt"/>
    </style:style>
    <style:style style:name="P14" style:family="paragraph" style:parent-style-name="Standard">
      <style:paragraph-properties fo:margin-left="0in" fo:margin-right="0in" fo:line-height="150%" fo:text-align="justify" style:justify-single-word="false" fo:text-indent="0in" style:auto-text-indent="true"/>
      <style:text-properties fo:font-size="14pt" style:font-size-asian="14pt" style:font-size-complex="14pt"/>
    </style:style>
    <style:style style:name="P15" style:family="paragraph" style:parent-style-name="Standard">
      <style:paragraph-properties fo:margin-left="0in" fo:margin-right="0in" fo:text-align="center" style:justify-single-word="false" fo:text-indent="0.3937in" style:auto-text-indent="false"/>
      <style:text-properties fo:font-size="12pt" fo:language="uk" fo:country="UA" fo:font-style="italic" style:font-size-asian="12pt" style:font-style-asian="italic" style:font-size-complex="12pt" style:font-style-complex="italic"/>
    </style:style>
    <style:style style:name="P16" style:family="paragraph" style:parent-style-name="Standard">
      <style:paragraph-properties fo:margin-left="0in" fo:margin-right="0in" fo:text-align="center" style:justify-single-word="false" fo:text-indent="0.3937in" style:auto-text-indent="false"/>
      <style:text-properties fo:font-size="12pt" fo:language="uk" fo:country="UA" fo:font-style="italic" fo:font-weight="bold" style:font-size-asian="12pt" style:font-style-asian="italic" style:font-weight-asian="bold" style:font-size-complex="12pt" style:font-style-complex="italic"/>
    </style:style>
    <style:style style:name="P17" style:family="paragraph" style:parent-style-name="Standard">
      <style:paragraph-properties fo:margin-left="0in" fo:margin-right="0in" fo:text-align="justify" style:justify-single-word="false" fo:text-indent="0.3937in" style:auto-text-indent="false"/>
      <style:text-properties fo:font-size="12pt" fo:language="uk" fo:country="UA" style:font-size-asian="12pt" style:font-size-complex="12pt" style:font-weight-complex="bold"/>
    </style:style>
    <style:style style:name="P18" style:family="paragraph" style:parent-style-name="Standard">
      <style:paragraph-properties fo:margin-left="0in" fo:margin-right="0in" fo:text-align="center" style:justify-single-word="false" fo:text-indent="0.3937in" style:auto-text-indent="false"/>
      <style:text-properties fo:font-size="12pt" fo:language="uk" fo:country="UA" fo:font-weight="bold" style:font-size-asian="12pt" style:font-weight-asian="bold" style:font-size-complex="12pt" style:font-style-complex="italic" style:font-weight-complex="bold"/>
    </style:style>
    <style:style style:name="P19" style:family="paragraph" style:parent-style-name="Standard">
      <style:paragraph-properties fo:margin-left="0in" fo:margin-right="0in" fo:line-height="150%" fo:text-align="justify" style:justify-single-word="false" fo:text-indent="0.3937in" style:auto-text-indent="false"/>
      <style:text-properties fo:color="#000000" style:font-name="Times New Roman" fo:font-size="14pt" fo:letter-spacing="0.0055in"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in" fo:line-height="150%" fo:text-align="justify" style:justify-single-word="false" fo:text-indent="0.3937in" style:auto-text-indent="false"/>
      <style:text-properties fo:font-size="14pt" fo:language="uk" fo:country="UA" fo:font-weight="normal" style:font-size-asian="14pt" style:font-weight-asian="normal" style:font-size-complex="14pt" style:font-weight-complex="normal"/>
    </style:style>
    <style:style style:name="P21" style:family="paragraph" style:parent-style-name="Standard">
      <style:paragraph-properties fo:margin-left="0in" fo:margin-right="0in" fo:line-height="150%" fo:text-align="justify" style:justify-single-word="false" fo:text-indent="0.3937in" style:auto-text-indent="false"/>
      <style:text-properties fo:font-size="14pt" fo:language="uk" fo:country="UA" fo:background-color="#ffff00" style:font-size-asian="14pt" style:font-size-complex="14pt"/>
    </style:style>
    <style:style style:name="P22" style:family="paragraph" style:parent-style-name="Standard">
      <style:paragraph-properties fo:margin-left="0in" fo:margin-right="0in" fo:line-height="150%" fo:text-align="justify" style:justify-single-word="false" fo:text-indent="0.3937in" style:auto-text-indent="false"/>
      <style:text-properties fo:font-size="14pt" fo:language="uk" fo:country="UA" fo:font-style="normal" fo:background-color="#ffff00" style:font-size-asian="14pt" style:font-style-asian="normal" style:font-size-complex="14pt" style:font-style-complex="normal"/>
    </style:style>
    <style:style style:name="P23" style:family="paragraph" style:parent-style-name="Standard">
      <style:paragraph-properties fo:margin-left="0in" fo:margin-right="0in" fo:line-height="150%" fo:text-align="justify" style:justify-single-word="false" fo:text-indent="0.3937in" style:auto-text-indent="false"/>
      <style:text-properties fo:font-size="14pt" fo:background-color="#ffff00" style:font-size-asian="14pt" style:font-size-complex="14pt"/>
    </style:style>
    <style:style style:name="P24"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italic" style:font-weight-complex="bold"/>
    </style:style>
    <style:style style:name="P26"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fo:font-style="normal" style:text-underline-style="none" fo:font-weight="normal" fo:background-color="#00ff00" style:font-size-asian="14pt" style:font-style-asian="normal" style:font-weight-asian="normal" style:font-size-complex="14pt" style:font-style-complex="normal" style:font-weight-complex="normal"/>
    </style:style>
    <style:style style:name="P27" style:family="paragraph" style:parent-style-name="Footnote">
      <style:paragraph-properties fo:margin-left="0in" fo:margin-right="0in" fo:text-align="center" style:justify-single-word="false" fo:text-indent="0.3937in" style:auto-text-indent="false"/>
      <style:text-properties fo:font-size="12pt" fo:language="uk" fo:country="UA" style:font-size-asian="12pt" style:font-size-complex="12pt"/>
    </style:style>
    <style:style style:name="P28" style:family="paragraph" style:parent-style-name="Footnote">
      <style:paragraph-properties fo:margin-left="0in" fo:margin-right="0in" fo:text-align="center" style:justify-single-word="false" fo:text-indent="0.3937in" style:auto-text-indent="false"/>
      <style:text-properties fo:font-size="12pt" fo:language="uk" fo:country="UA" fo:font-weight="bold" style:font-size-asian="12pt" style:font-weight-asian="bold" style:font-size-complex="12pt"/>
    </style:style>
    <style:style style:name="P29" style:family="paragraph" style:parent-style-name="Footnote">
      <style:paragraph-properties fo:margin-left="0in" fo:margin-right="0in" fo:text-align="center" style:justify-single-word="false" fo:text-indent="0.3937in" style:auto-text-indent="false"/>
      <style:text-properties fo:font-size="12pt" fo:language="uk" fo:country="UA" fo:font-weight="bold" style:font-size-asian="12pt" style:font-weight-asian="bold" style:font-size-complex="12pt" style:font-weight-complex="bold"/>
    </style:style>
    <style:style style:name="P30" style:family="paragraph" style:parent-style-name="Footnote">
      <style:paragraph-properties fo:margin-left="0in" fo:margin-right="0in" fo:text-align="center" style:justify-single-word="false" fo:text-indent="0.3937in" style:auto-text-indent="false"/>
      <style:text-properties fo:font-size="12pt" fo:language="uk" fo:country="UA" fo:font-weight="bold" style:font-size-asian="12pt" style:font-weight-asian="bold" style:font-size-complex="12pt" style:font-style-complex="italic" style:font-weight-complex="bold"/>
    </style:style>
    <style:style style:name="P31" style:family="paragraph" style:parent-style-name="Standard">
      <style:paragraph-properties fo:margin-left="0in" fo:margin-right="0in" fo:line-height="150%" fo:text-align="justify" style:justify-single-word="false" fo:text-indent="0.7874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italic" style:font-weight-complex="bold"/>
    </style:style>
    <style:style style:name="P32" style:family="paragraph" style:parent-style-name="Standard">
      <style:paragraph-properties fo:margin-left="0in" fo:margin-right="0in" fo:line-height="150%" fo:text-align="justify" style:justify-single-word="false" fo:text-indent="0.7874in" style:auto-text-indent="false"/>
      <style:text-properties fo:font-size="14pt" fo:language="uk" fo:country="UA" fo:background-color="#ffff00" style:font-size-asian="14pt" style:font-size-complex="14pt" style:font-style-complex="italic"/>
    </style:style>
    <style:style style:name="P33"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in" fo:line-height="150%" fo:text-align="justify" style:justify-single-word="false" fo:text-indent="0.4925in" style:auto-text-indent="false"/>
      <style:text-properties fo:font-size="14pt" fo:background-color="#ffff00" style:font-size-asian="14pt" style:font-size-complex="14pt"/>
    </style:style>
    <style:style style:name="P35" style:family="paragraph" style:parent-style-name="Основной_20_текст_20_с_20_отступом_20_2">
      <style:paragraph-properties fo:margin-left="0in" fo:margin-right="0in" fo:line-height="150%" fo:text-align="justify" style:justify-single-word="false" fo:text-indent="0.4925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36" style:family="paragraph" style:parent-style-name="Text_20_body">
      <style:paragraph-properties fo:margin-left="0in" fo:margin-right="0in" fo:line-height="150%" fo:text-indent="0.4925in" style:auto-text-indent="false"/>
      <style:text-properties fo:font-size="14pt" fo:background-color="#ffff00" style:font-size-asian="14pt" style:font-size-complex="14pt"/>
    </style:style>
    <style:style style:name="P37" style:family="paragraph" style:parent-style-name="Standard">
      <style:paragraph-properties fo:margin-left="0in" fo:margin-right="0in" fo:line-height="150%" fo:text-align="justify" style:justify-single-word="false" fo:text-indent="0.25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in" fo:line-height="150%" fo:text-align="justify" style:justify-single-word="false" fo:text-indent="0.25in" style:auto-text-indent="false"/>
      <style:text-properties fo:font-size="14pt" fo:language="uk" fo:country="UA" fo:background-color="#ffff00" style:font-size-asian="14pt" style:font-size-complex="14pt"/>
    </style:style>
    <style:style style:name="P39" style:family="paragraph" style:parent-style-name="Text_20_body_20_indent">
      <style:paragraph-properties fo:margin-left="0in" fo:margin-right="0in" fo:line-height="150%" fo:text-indent="0in" style:auto-text-indent="false"/>
      <style:text-properties fo:font-size="14pt" fo:background-color="#ffff00" style:font-size-asian="14pt" style:font-size-complex="14pt"/>
    </style:style>
    <style:style style:name="P40" style:family="paragraph" style:parent-style-name="Standard" style:list-style-name="L1">
      <style:paragraph-properties fo:margin-left="0in" fo:margin-right="0in" fo:line-height="150%" fo:text-align="justify" style:justify-single-word="false" fo:text-indent="0in" style:auto-text-indent="true"/>
      <style:text-properties fo:font-size="14pt" style:font-size-asian="14pt" style:font-size-complex="14pt"/>
    </style:style>
    <style:style style:name="P41" style:family="paragraph" style:parent-style-name="Standard" style:list-style-name="L1">
      <style:paragraph-properties fo:margin-left="0in" fo:margin-right="0in" fo:line-height="150%" fo:text-indent="0in" style:auto-text-indent="true"/>
      <style:text-properties fo:font-size="14pt" style:font-size-asian="14pt" style:font-size-complex="14pt"/>
    </style:style>
    <style:style style:name="P42" style:family="paragraph" style:parent-style-name="Standard" style:list-style-name="L2">
      <style:paragraph-properties fo:margin-left="0in" fo:margin-right="0in" fo:line-height="150%" fo:text-indent="0in" style:auto-text-indent="true"/>
      <style:text-properties fo:font-size="14pt" style:font-size-asian="14pt" style:font-size-complex="14pt"/>
    </style:style>
    <style:style style:name="P43" style:family="paragraph" style:parent-style-name="Standard">
      <style:paragraph-properties fo:margin-left="0in" fo:margin-right="0in" fo:line-height="150%" fo:text-align="justify" style:justify-single-word="false" fo:text-indent="0in" style:auto-text-indent="tru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45" style:family="paragraph" style:parent-style-name="Standard">
      <style:paragraph-properties fo:margin-left="0in" fo:margin-right="0in" fo:line-height="150%" fo:text-align="justify" style:justify-single-word="false" fo:text-indent="0.3937in" style:auto-text-indent="false"/>
      <style:text-properties fo:color="#000000" style:font-name="Times New Roman" fo:font-size="14pt" fo:letter-spacing="0.0055in"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in" fo:line-height="150%" fo:text-align="justify" style:justify-single-word="false" fo:text-indent="0.25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47" style:family="paragraph" style:parent-style-name="Standard">
      <style:paragraph-properties fo:margin-left="0in" fo:margin-right="0in" fo:line-height="150%" fo:text-align="justify" style:justify-single-word="false" fo:text-indent="0.25in" style:auto-text-indent="false"/>
      <style:text-properties fo:font-size="14pt" fo:language="uk" fo:country="UA" fo:background-color="#ffff00" style:font-size-asian="14pt" style:font-size-complex="14pt"/>
    </style:style>
    <style:style style:name="P48" style:family="paragraph" style:parent-style-name="Text_20_body_20_indent" style:list-style-name="WW8Num2">
      <style:paragraph-properties fo:margin-left="0in" fo:margin-right="0in" fo:line-height="150%" fo:text-indent="0in" style:auto-text-indent="false">
        <style:tab-stops>
          <style:tab-stop style:position="0.7425in"/>
        </style:tab-stops>
      </style:paragraph-properties>
      <style:text-properties fo:font-size="14pt" fo:background-color="#ffff00" style:font-size-asian="14pt" style:font-size-complex="14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ru" fo:country="RU"/>
    </style:style>
    <style:style style:name="T4" style:family="text">
      <style:text-properties fo:language="uk" fo:country="UA"/>
    </style:style>
    <style:style style:name="T5" style:family="text">
      <style:text-properties fo:language="uk" fo:country="UA" fo:font-weight="normal" style:font-weight-asian="normal" style:font-weight-complex="normal"/>
    </style:style>
    <style:style style:name="T6" style:family="text">
      <style:text-properties fo:language="uk" fo:country="UA" fo:font-style="italic" style:font-style-asian="italic" style:font-style-complex="italic"/>
    </style:style>
    <style:style style:name="T7" style:family="text">
      <style:text-properties fo:language="uk" fo:country="UA" fo:font-style="normal" fo:font-weight="normal" style:font-style-asian="normal" style:font-weight-asian="normal" style:font-style-complex="normal" style:font-weight-complex="normal"/>
    </style:style>
    <style:style style:name="T8" style:family="text">
      <style:text-properties style:font-name="Times New Roman" fo:font-style="normal" style:text-underline-style="none" fo:font-weight="normal" style:font-style-asian="normal" style:font-weight-asian="normal" style:font-style-complex="normal" style:font-weight-complex="normal"/>
    </style:style>
    <style:style style:name="T9" style:family="text">
      <style:text-properties style:font-name="Times New Roman" fo:font-style="normal" style:text-underline-style="none" fo:background-color="#ffff00" style:font-style-asian="normal" style:font-style-complex="normal"/>
    </style:style>
    <style:style style:name="T10" style:family="text">
      <style:text-properties style:font-name="Times New Roman" fo:font-style="normal" style:text-underline-style="none" fo:background-color="#7da647" style:font-style-asian="normal" style:font-style-complex="normal"/>
    </style:style>
    <style:style style:name="T11"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12" style:family="text">
      <style:text-properties style:font-name="Times New Roman" style:text-underline-style="none" fo:font-weight="normal" style:font-weight-asian="normal" style:font-weight-complex="normal"/>
    </style:style>
    <style:style style:name="T13" style:family="text">
      <style:text-properties fo:text-transform="uppercase" style:font-name="Times New Roman" fo:language="uk" fo:country="UA" fo:font-weight="normal" style:font-weight-asian="normal" style:font-weight-complex="normal"/>
    </style:style>
    <style:style style:name="T14" style:family="text">
      <style:text-properties fo:text-transform="uppercase" style:font-name="Times New Roman" fo:language="ru" fo:country="RU" fo:font-weight="normal" style:font-weight-asian="normal" style:font-weight-complex="normal"/>
    </style:style>
    <style:style style:name="T15" style:family="text">
      <style:text-properties fo:font-size="10pt" style:font-size-asian="10pt" style:font-size-complex="10pt"/>
    </style:style>
    <style:style style:name="T16" style:family="text">
      <style:text-properties fo:font-weight="bold" style:font-weight-asian="bold" style:font-weight-complex="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fo:background-color="#ff0000" style:font-style-asian="italic" style:font-weight-asian="bold" style:font-style-complex="italic" style:font-weight-complex="bold"/>
    </style:style>
    <style:style style:name="T21" style:family="text">
      <style:text-properties fo:font-style="italic" fo:background-color="#ff0000" style:font-style-asian="italic" style:font-style-complex="italic"/>
    </style:style>
    <style:style style:name="T22" style:family="text">
      <style:text-properties fo:font-style="normal" style:font-style-asian="normal" style:font-style-complex="normal"/>
    </style:style>
    <style:style style:name="T23" style:family="text">
      <style:text-properties fo:font-size="12pt" fo:language="uk" fo:country="UA" style:font-size-asian="12pt" style:font-size-complex="12pt" style:font-style-complex="italic" style:font-weight-complex="bold"/>
    </style:style>
    <style:style style:name="T24" style:family="text">
      <style:text-properties fo:font-size="12pt" fo:language="uk" fo:country="UA" fo:font-style="normal" style:font-size-asian="12pt" style:font-style-asian="normal" style:font-size-complex="12pt"/>
    </style:style>
    <style:style style:name="T25" style:family="text">
      <style:text-properties fo:font-size="12pt" fo:language="uk" fo:country="UA" fo:font-weight="bold" style:font-size-asian="12pt" style:font-weight-asian="bold" style:font-size-complex="12pt"/>
    </style:style>
    <style:style style:name="T26" style:family="text">
      <style:text-properties fo:font-size="12pt" fo:language="uk" fo:country="UA" fo:font-weight="bold" style:font-size-asian="12pt" style:font-weight-asian="bold" style:font-size-complex="12pt" style:font-weight-complex="bold"/>
    </style:style>
    <style:style style:name="T27" style:family="text">
      <style:text-properties fo:font-size="12pt" fo:language="uk" fo:country="UA" fo:font-weight="normal" style:font-size-asian="12pt" style:font-weight-asian="normal" style:font-size-complex="12pt" style:font-weight-complex="normal"/>
    </style:style>
    <style:style style:name="T28" style:family="text">
      <style:text-properties fo:font-size="12pt" fo:language="ru" fo:country="RU" fo:font-style="normal" style:font-size-asian="12pt" style:font-style-asian="normal" style:font-size-complex="12pt"/>
    </style:style>
    <style:style style:name="T29" style:family="text">
      <style:text-properties style:font-style-complex="italic"/>
    </style:style>
    <style:style style:name="T30" style:family="text">
      <style:text-properties style:font-style-complex="italic" style:font-weight-complex="bold"/>
    </style:style>
    <style:style style:name="T31" style:family="text">
      <style:text-properties fo:font-weight="normal" style:font-weight-asian="normal" style:font-weight-complex="normal"/>
    </style:style>
    <style:style style:name="T32" style:family="text">
      <style:text-properties fo:color="#000000" fo:letter-spacing="0.0055in"/>
    </style:style>
    <style:style style:name="T33" style:family="text">
      <style:text-properties fo:color="#000000" fo:letter-spacing="0.0055in" fo:background-color="transparent"/>
    </style:style>
    <style:style style:name="T34" style:family="text">
      <style:text-properties fo:color="#000000" fo:letter-spacing="0.0055in" fo:language="ru" fo:country="RU"/>
    </style:style>
    <style:style style:name="T35"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36"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37"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38" style:family="text">
      <style:text-properties fo:color="#000000" style:font-name="Times New Roman" fo:font-size="10pt" fo:letter-spacing="0.0055in" fo:language="uk" fo:country="UA"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9" style:family="text">
      <style:text-properties fo:color="#000000" style:font-name="Times New Roman" fo:font-size="10pt" fo:letter-spacing="0.0055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 style:family="text">
      <style:text-properties fo:color="#000000" style:font-name="Times New Roman" fo:font-size="10pt" fo:letter-spacing="0.0055in"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1" style:family="text">
      <style:text-properties fo:color="#000000" style:font-name="Times New Roman" fo:font-size="10pt" fo:letter-spacing="0.0055in" fo:language="ru" fo:country="RU"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2" style:family="text">
      <style:text-properties fo:background-color="#ff0000"/>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Розділ <text:span text:style-name="T1">III</text:span></text:p>
      <text:p text:style-name="P8">Структурно-семантичні та стилістичні функції індивідуально-авторської лексики В. Стуса</text:p>
      <text:p text:style-name="P9"/>
      <text:p text:style-name="P10">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1" text:note-class="footnote"><text:note-citation>1</text:note-citation><text:note-body><text:p text:style-name="P3">Українська мова: Енциклопедія.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P10"><text:span text:style-name="T16">По-перше</text:span>, багато дослідників спирається на факти окремо взятого стилю (переважно художнього, рідше – публіцистичного).</text:p>
      <text:p text:style-name="P10"><text:span text:style-name="T16">По-друге</text:span>, категорію оказіональності обмежують передусім виявом на лексичному рівні.</text:p>
      <text:p text:style-name="P10"><text:span text:style-name="T16">По-третє</text:span>, увагу фокусують насамперед на словотвірному аспекті як механізмі утворення «одноразових» одиниць.</text:p>
      <text:p text:style-name="P10">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text:soft-page-break/>широкому витлумаченні) та теорії дериваційних відношень.</text:p>
      <text:p text:style-name="P10">Оказіональна деривація ілюструє те, що стабільність мовної системи є 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2" text:note-class="footnote"><text:note-citation>2</text:note-citation><text:note-body><text:p text:style-name="P3">Матезиус В. О необходимости стабильности литературного языка: Пер. с чешск. // Пражский лингвистический кружок / Под ред. Н. А. Кондрашова. – М.: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3" text:note-class="footnote"><text:note-citation>3</text:note-citation><text:note-body><text:p text:style-name="P6">Колоїз Ж. В. Українська оказіональна деривація: Монографія. — Київ: Акцент, 2007. — С. 8-9</text:p></text:note-body></text:note></text:p>
      <text:p text:style-name="P10"/>
      <text:p text:style-name="P20">Поезія Василя Стуса сповнена великою кількістю оказіоналізмів. Словник авторських новотворів письменника, поданий у <text:span text:style-name="T16">розділі ІІ</text:span>, містить <text:span text:style-name="T16">209</text:span> словникових статтей.</text:p>
      <text:p text:style-name="P10">На основі <text:s/>даних про частиномовну належність та спосіб словотворення ми створили такі діаграми:</text:p>
      <text:p text:style-name="P12"><draw:frame draw:style-name="fr1" draw:name="Объект2" text:anchor-type="paragraph" svg:width="6.2984in" svg:height="3.5429in" draw:z-index="1"><draw:object xlink:href="./Object 2" xlink:type="simple" xlink:show="embed" xlink:actuate="onLoad"/><draw:image xlink:href="./ObjectReplacements/Object 2" xlink:type="simple" xlink:show="embed" xlink:actuate="onLoad"/><svg:desc>диаграмма</svg:desc></draw:frame></text:p>
      <text:p text:style-name="P10"><draw:frame draw:style-name="fr1" draw:name="Объект1" text:anchor-type="paragraph" svg:width="6.2984in" svg:height="3.5429in" draw:z-index="0"><draw:object xlink:href="./Object 1" xlink:type="simple" xlink:show="embed" xlink:actuate="onLoad"/><draw:image xlink:href="./ObjectReplacements/Object 1" xlink:type="simple" xlink:show="embed" xlink:actuate="onLoad"/></draw:frame><text:soft-page-break/>У словнику, який ми уклали, найбільш уживаними частинами мови є:</text:p>
      <text:list xml:id="list184747662" text:style-name="L1">
        <text:list-item>
          <text:p text:style-name="P40"><text:span text:style-name="T5">Іменник (138): </text:span><text:span text:style-name="T6">біль-жадá</text:span><text:span text:style-name="T4">, </text:span><text:span text:style-name="T6">чорновóддя</text:span><text:span text:style-name="T4">.</text:span></text:p>
        </text:list-item>
        <text:list-item>
          <text:p text:style-name="P40"><text:span text:style-name="T5">Прикметник (46): </text:span><text:span text:style-name="T6">всебíдий</text:span><text:span text:style-name="T4">, </text:span><text:span text:style-name="T6">ясноджерéльний</text:span><text:span text:style-name="T4">.</text:span></text:p>
        </text:list-item>
        <text:list-item>
          <text:p text:style-name="P40"><text:span text:style-name="T5">Прислівник (14): </text:span><text:span text:style-name="T6">всевіки</text:span><text:span text:style-name="T4">, </text:span><text:span text:style-name="T6">уводноряд</text:span><text:span text:style-name="T4">.</text:span></text:p>
        </text:list-item>
        <text:list-item>
          <text:p text:style-name="P41"><text:span text:style-name="T4">Дієслово</text:span><text:span text:style-name="T13"> (9)</text:span><text:span text:style-name="T14">: </text:span><text:span text:style-name="T6">басамáнити</text:span><text:span text:style-name="T4">, </text:span><text:span text:style-name="T6">тонкоголóсити</text:span><text:span text:style-name="T4">.</text:span></text:p>
        </text:list-item>
        <text:list-item>
          <text:p text:style-name="P40"><text:span text:style-name="T5">Дієприкметник (4): </text:span><text:span text:style-name="T6">вичамрілий</text:span><text:span text:style-name="T4">, </text:span><text:span text:style-name="T6">розбрáтаний</text:span><text:span text:style-name="T4">.</text:span></text:p>
        </text:list-item>
        <text:list-item>
          <text:p text:style-name="P40"><text:span text:style-name="T5">Дієприслівник (1): </text:span><text:span text:style-name="T6">всенедочекáвшися</text:span><text:span text:style-name="T4">.</text:span></text:p>
        </text:list-item>
      </text:list>
      <text:p text:style-name="P10"/>
      <text:p text:style-name="P10">Автор найчастіше використовує такі способи словотворення:</text:p>
      <text:list xml:id="list309040479" text:style-name="L2">
        <text:list-item>
          <text:p text:style-name="P42">Основоскладання <text:span text:style-name="T3">(70): </text:span><text:span text:style-name="T18">всеглядно</text:span>, <text:span text:style-name="T18">цілосвíт</text:span>.</text:p>
        </text:list-item>
        <text:list-item>
          <text:p text:style-name="P42">Зрощення <text:span text:style-name="T3">(59): </text:span><text:span text:style-name="T18">всебезóдня</text:span>, <text:span text:style-name="T18">усестрімкий</text:span>.</text:p>
        </text:list-item>
        <text:list-item>
          <text:p text:style-name="P42">Префіксальний <text:span text:style-name="T3">(16): </text:span><text:span text:style-name="T18">нáкрик</text:span>, <text:span text:style-name="T18">притінь</text:span>.</text:p>
        </text:list-item>
        <text:list-item>
          <text:p text:style-name="P42">Суфіксальний <text:span text:style-name="T3">(13): </text:span><text:span text:style-name="T18">всенищíвність</text:span><text:span text:style-name="T22">.</text:span></text:p>
        </text:list-item>
        <text:list-item>
          <text:p text:style-name="P42">Словоскладання <text:span text:style-name="T3">(11): </text:span><text:span text:style-name="T18">біль-самотá</text:span>, <text:span text:style-name="T18">сто-морóзи</text:span>.</text:p>
        </text:list-item>
        <text:list-item>
          <text:p text:style-name="P42">Суфіксально-префіксальний <text:span text:style-name="T3">(4): </text:span><text:span text:style-name="T18">овóгнений</text:span>, <text:span text:style-name="T18">розпелюстити</text:span>.</text:p>
        </text:list-item>
      </text:list>
      <text:p text:style-name="P13"/>
      <text:p text:style-name="P11">Поезія В. Стуса багата на неологізми, утворені поєднанням двох основ слів, часто здавалося б протилежних за значенням, які незвично звучать разом, але <text:soft-page-break/>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підсилюють гостроту думки, наприклад:</text:p>
      <text:p text:style-name="P13"><text:span text:style-name="T6">смертеіснувáння</text:span><text:span text:style-name="T4"> (похідне від смерть і існувáння);</text:span></text:p>
      <text:p text:style-name="P13"><text:span text:style-name="T6">життєсмéрть</text:span><text:span text:style-name="T4"> (похідне від життя і смерть);</text:span></text:p>
      <text:p text:style-name="P13"><text:span text:style-name="T6">всеóчі</text:span><text:span text:style-name="T4"> (похідне від все і óчі);</text:span></text:p>
      <text:p text:style-name="P13"><text:span text:style-name="T6">наднéбо</text:span><text:span text:style-name="T4"> (похідне від над і нéбо);</text:span></text:p>
      <text:p text:style-name="P13"><text:span text:style-name="T6">пажиття</text:span><text:span text:style-name="T4"> (похідне від па... (“подібний”) і життя);</text:span></text:p>
      <text:p text:style-name="P13"><text:span text:style-name="T6">півдуші</text:span><text:span text:style-name="T4"> (похідне від пів і душі);</text:span></text:p>
      <text:p text:style-name="P13"><text:span text:style-name="T6">самоуникáння</text:span><text:span text:style-name="T4"> (похідне від сáмо... і уникáння);</text:span></text:p>
      <text:p text:style-name="P13"><text:span text:style-name="T6">стосиній</text:span><text:span text:style-name="T4"> (похідне від сто і синій);</text:span></text:p>
      <text:p text:style-name="P13"><text:span text:style-name="T18">усенестéрпний</text:span> (похідне від усé і нестéрпний).</text:p>
      <text:p text:style-name="P14"><text:span text:style-name="T7">У творенні поетичних неологізмів активну роль беруть афікси, префіксоїди, продуктивними є композити.</text:span><text:span text:style-name="T11"><text:note text:id="ftn4" text:note-class="footnote"><text:note-citation>4</text:note-citation><text:note-body><text:p text:style-name="P2"><text:span text:style-name="T15">«</text:span><text:a xlink:type="simple" xlink:href="http://stus.kiev.ua/Slovnyk.files/Peredmova.zip"><text:span text:style-name="T15">Словник поетичної мови Василя Стуса» (Рідковживані слова та </text:span></text:a><text:a xlink:type="simple" xlink:href="http://stus.kiev.ua/Slovnyk.files/Peredmova.zip"><text:span text:style-name="T15">індивідуально-авторські </text:span></text:a><text:a xlink:type="simple" xlink:href="http://stus.kiev.ua/Slovnyk.files/Peredmova.zip"><text:span text:style-name="T15">новотвори). Укладач Л.В.Оліфіренко. Київ, Абрис, 2003 рік.</text:span></text:a></text:p></text:note-body></text:note></text:span></text:p>
      <text:p text:style-name="P43"/>
      <text:p text:style-name="P20"><text:span text:style-name="T10">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10"><text:note text:id="ftn5" text:note-class="footnote"><text:note-citation>5</text:note-citation><text:note-body><text:p text:style-name="Footnote">ВТСУМ Бусела</text:p></text:note-body></text:note></text:span></text:p>
      <text:p text:style-name="P24"/>
      <text:p text:style-name="P20"><text:span text:style-name="T9">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9"><text:note text:id="ftn6" text:note-class="footnote"><text:note-citation>6</text:note-citation><text:note-body><text:p text:style-name="P2"><text:span text:style-name="T24">Шум А. Поезія Василя Стуса // „Зимові дерева”, Брюссель, Література і мистецтво, 1970, </text:span><text:span text:style-name="T28">С. 1</text:span></text:p></text:note-body></text:note></text:span></text:p>
      <text:p text:style-name="P24"/>
      <text:p text:style-name="P37">Чільне місце у творчості Стуса посідають роздуми про цілісність духу. <text:soft-page-break/>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2; 18]. Цим зумовлений і підбір синтаксичних засобів для характеристики предметів оточуючого світу. Особливо яскраво 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8">І світ – </text:span><text:span text:style-name="T19">далекий</text:span><text:span text:style-name="T18"> – посиротіє од холоду розлуки, і од стужі, і од навічних сліпосяйних</text:span> <text:span text:style-name="T18">щасть</text:span> [5; 258]). Ще більшої стилістичної ваги набуває ширше за обсягом відокремлене означення (<text:span text:style-name="T18">І даленіє дальня Україна – </text:span><text:span text:style-name="T19">ошукана, оспала, навісна</text:span> [5; 205]).<text:note text:id="ftn7" text:note-class="footnote"><text:note-citation>7</text:note-citation><text:note-body><text:p text:style-name="P7">Синтаксичний аспект Стусового „самособоюнаповнення” (стилістичні функції простого неелементарного речення у творчості письменник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3</text:p></text:note-body></text:note></text:p>
      <text:p text:style-name="P37"/>
      <text:p text:style-name="P38">У поезії Стуса як стилістичний прийом поширене звертання до неживого суб’єкта: <text:span text:style-name="T17">Пам’яте, верни із чебрецю, із липня жаротою</text:span> [5; 201]. При цьому виникає явище персоніфікації, і контекст набуває емоційного забарвлення: <text:span text:style-name="T17">Ізвомплена душе, ярій!</text:span> [5; 248].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 </text:p>
      <text:p text:style-name="P38">Іноді звертань у реченні буває декілька і вони можуть розташовуватись у градаційному порядку, посилюючи таким чином експресивність тексту:</text:p>
      <text:p text:style-name="P38"><text:span text:style-name="T17">Прощайте ви, чотири мури,</text:span></text:p>
      <text:p text:style-name="P38"><text:span text:style-name="T17">три двері, ґрачене вікно</text:span></text:p>
      <text:p text:style-name="P38"><text:span text:style-name="T17">і ти, мовчазний і понурий</text:span></text:p>
      <text:p text:style-name="P38"><text:span text:style-name="T17">мій столе, й ти, вільготне дно</text:span></text:p>
      <text:p text:style-name="P38"><text:span text:style-name="T17">ночей тюремних. Прощавайте </text:span>[5; 250].</text:p>
      <text:p text:style-name="P38"><text:soft-page-break/>Оцінний ефект має перелік антонімічних звертань: <text:span text:style-name="T17">Прощай, Україно, моя Україно, чужа Україно, навіки прощай</text:span> [5; 251].<text:span text:style-name="T8"><text:note text:id="ftn8" text:note-class="footnote"><text:note-citation>8</text:note-citation><text:note-body><text:p text:style-name="P7">Синтаксичний аспект Стусового „самособоюнаповнення” (стилістичні функції простого неелементарного речення у творчості письменник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4</text:p></text:note-body></text:note></text:span></text:p>
      <text:p text:style-name="P38"/>
      <text:p text:style-name="P25"><text:span text:style-name="T32">Якщо у попередніх збірках («Зимові дерева», «Веселий цвинтар») поет намагається своє життя спрямувати у правильне річище сам, то </text:span><text:span text:style-name="T34">в</text:span><text:span text:style-name="T32"> «Палімпсестах» вже більше опирається на волю Божу. В поезіях почастішали звертання до Бога — в них він шукає захисту й духовної 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32"><text:note text:id="ftn9" text:note-class="footnote"><text:note-citation>9</text:note-citation><text:note-body><text:p text:style-name="Footnote"><text:s/><text:span text:style-name="T23">Олег Рарицький,</text:span></text:p><text:p text:style-name="P17">випускник аспірантури Кам'янець-Подільського держуніверситету</text:p><text:p text:style-name="P18"/><text:p text:style-name="P30">«ПАЛІМПСЕСТИ» ВАСИЛЯ СТУСА: ДУХОВНА ДОМІНАНТА // „Слово і час”, № 12, 1999. <text:span text:style-name="T39">— </text:span><text:span text:style-name="T40">C. </text:span><text:span text:style-name="T41">3</text:span></text:p></text:note-body></text:note></text:span></text:p>
      <text:p text:style-name="P38"/>
      <text:p text:style-name="P37">Для поета Бог стає вищим моральним орієнтиром, він прагне знайти йому постійний прихисток у своєму серці: <text:span text:style-name="T17">Дякую, Боже, за мить торжества!</text:span> [5; 266]. У житті Стус іде поруч із Богом. За найважчих обставин Бог стає для поета „опорятунком”:</text:p>
      <text:p text:style-name="P37"><text:span text:style-name="T17">Боже, не літості – лютості,</text:span></text:p>
      <text:p text:style-name="P37"><text:span text:style-name="T17">Боже, не ласки, а мсти,</text:span></text:p>
      <text:p text:style-name="P37"><text:span text:style-name="T17">Дай розірвати нам пута ці,</text:span></text:p>
      <text:p text:style-name="P37"><text:span text:style-name="T17">Ретязі ці рознести </text:span>[5; 231].</text:p>
      <text:p text:style-name="P37">Такі поетові одкровення пов’язані зі збереженням внутрішньої гармонії, про яку він дбає упродовж усього життя. Господнє милосердя для нього – у <text:soft-page-break/>неспівмірному небесному дарі бути собою:</text:p>
      <text:p text:style-name="P37"><text:span text:style-name="T17">На всерозхресті люті і жаху,</text:span></text:p>
      <text:p text:style-name="P37"><text:span text:style-name="T17">На всепрозрінні смертного крику</text:span></text:p>
      <text:p text:style-name="P37"><text:span text:style-name="T17">Дай мені, Боже, чесного шляху,</text:span></text:p>
      <text:p text:style-name="P37"><text:span text:style-name="T17">Дай мені, Боже, гордого лику!</text:span><text:span text:style-name="T9"> [5; 320].</text:span><text:span text:style-name="T9"><text:note text:id="ftn10" text:note-class="footnote"><text:note-citation>10</text:note-citation><text:note-body><text:p text:style-name="P7">Синтаксичний аспект Стусового „самособоюнаповнення” (стилістичні функції простого неелементарного речення у творчості письменник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4</text:p></text:note-body></text:note></text:span></text:p>
      <text:p text:style-name="P24"/>
      <text:p text:style-name="P21">Дослідження індивідуально-авторського стилю постає актуальним з 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P21">Головним організуючим компонентом мовленнєво-художнього 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P24">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text:soft-page-break/>приєднування, сегментація тощо.<text:note text:id="ftn11" text:note-class="footnote"><text:note-citation>11</text:note-citation><text:note-body><text:p text:style-name="P2"><text:span text:style-name="T27">Дубовик Л. Складнопідрядні речення причини як ознака стильової манери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8">— С. 1</text:span></text:p></text:note-body></text:note></text:p>
      <text:p text:style-name="P24"/>
      <text:p text:style-name="P24">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уможливлює виразність та індивідуальність стильової манери поета.<text:note text:id="ftn12" text:note-class="footnote"><text:note-citation>12</text:note-citation><text:note-body><text:p text:style-name="P2"><text:span text:style-name="T27">Дубовик Л. Складнопідрядні речення причини як ознака стильової манери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8">— С. 6-7</text:span></text:p></text:note-body></text:note></text:p>
      <text:p text:style-name="P24"/>
      <text:p text:style-name="P22">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та фігур, особливо метафори і порівняння.<text:span text:style-name="T12"><text:note text:id="ftn13" text:note-class="footnote"><text:note-citation>13</text:note-citation><text:note-body><text:p text:style-name="P2"><text:span text:style-name="T24">Шум А. Поезія Василя Стуса // „Зимові дерева”, Брюссель, Література і мистецтво, 1970, </text:span><text:span text:style-name="T28">С. 4</text:span></text:p></text:note-body></text:note></text:span></text:p>
      <text:p text:style-name="P22"/>
      <text:p text:style-name="P24">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note text:id="ftn14" text:note-class="footnote"><text:note-citation>14</text:note-citation><text:note-body><text:p text:style-name="P4"><text:span text:style-name="T4">Лопушинський І., Ковнір О. </text:span><text:span text:style-name="T5">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5">— С. 5</text:span></text:p></text:note-body></text:note></text:p>
      <text:p text:style-name="P22"><text:soft-page-break/></text:p>
      <text:p text:style-name="P24">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note text:id="ftn15" text:note-class="footnote"><text:note-citation>15</text:note-citation><text:note-body><text:p text:style-name="P2"><text:span text:style-name="T24">Шум А. Поезія Василя Стуса // „Зимові дерева”, Брюссель, Література і мистецтво, 1970, </text:span><text:span text:style-name="T28">С. 5</text:span></text:p></text:note-body></text:note></text:p>
      <text:p text:style-name="P22"/>
      <text:p text:style-name="P24">Порівняння в Стуса трапляються і дуже прості, і дуже складні. До простих належать такі як «...ранок білий, як божевілля». Бувають в Стуса порівняння, які творять цілу стилістичну «піраміду», так вони нагромаджені одні на других.<text:note text:id="ftn16" text:note-class="footnote"><text:note-citation>16</text:note-citation><text:note-body><text:p text:style-name="P2"><text:span text:style-name="T24">Шум А. Поезія Василя Стуса // „Зимові дерева”, Брюссель, Література і мистецтво, 1970, </text:span><text:span text:style-name="T28">С. 4</text:span></text:p></text:note-body></text:note></text:p>
      <text:p text:style-name="P24"/>
      <text:p text:style-name="P21">Одним із найпотужніших образотворчих засобів у художніх текстах поета дослідники вважають метафору.</text:p>
      <text:p text:style-name="P23"><text:span text:style-name="T4">Метафора (грецьк. </text:span><text:span text:style-name="T1">metaphora</text:span><text:span text:style-name="T4"> — перенесення) — один із основних тропів поетичного мовлення. У метафорі слова та словосполучення розкривають сутність одних явищ та предметів через інші за схожістю та контрастністю (2,456).</text:span></text:p>
      <text:p text:style-name="P24">Первинна функція метафори в художньому тексті — тропеїчна, образотворча, спрямована на формування художньої якості.</text:p>
      <text:p text:style-name="P21">Ще в працях Арістотеля, Ціцерона, Квінтіліана серед виражальних засобів мови центральне місце належить метафорі. Ціцерон стверджував: «Нема тропа блискучішого, такого, що надавав би мові більшої кількості яскравих образів, ніж метафора» (1,217). Видатний український мовознавець О. О. Потебня <text:soft-page-break/>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 (6,104).</text:p>
      <text:p text:style-name="P24">Поетичні твори Василя Стуса надзвичайно насичені метафорами, причому певна їх частина є закритою.<text:span text:style-name="T1">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17" text:note-class="footnote"><text:note-citation>17</text:note-citation><text:note-body><text:p text:style-name="P4"><text:span text:style-name="T4">Лопушинський І., Ковнір О. </text:span><text:span text:style-name="T5">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5">— С. 1</text:span></text:p></text:note-body></text:note></text:p>
      <text:p text:style-name="P24"/>
      <text:p text:style-name="P24"><text:span text:style-name="T32">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переносному вживанні, викликається спільністю стилістичного завдання.</text:span><text:span text:style-name="T32"><text:note text:id="ftn18" text:note-class="footnote"><text:note-citation>18</text:note-citation><text:note-body><text:p text:style-name="Footnote"><text:s/><text:span text:style-name="T26">Людмила Марчук</text:span></text:p><text:p text:style-name="P15">(Кам'янець-Подільський)</text:p><text:p text:style-name="P29">СТИЛІСТИЧНІ СИНОНІМИ ЯК ВИРАЗНИКИ ЕКСПРЕСІЇ В ЕПІСТОЛЯРІЇ ВАСИЛЯ СТУСА // <text:span text:style-name="T31">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9">— С. </text:span><text:span text:style-name="T40">1</text:span></text:p></text:note-body></text:note></text:span></text:p>
      <text:p text:style-name="P19"/>
      <text:p text:style-name="P21">До стилістичних синонімів входить велика кількість слів та фразеологізмів. <text:span text:style-name="T37">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text:span><text:soft-page-break/><text:span text:style-name="T37">протягом більш-менш довгого періоду її історичного існування, він є, власне, об’єднанням слів, що визначають одне поняття. Отже, синонімічний ряд можна розглядати як певну мікросистему в синонімічній системі мови (5).</text:span><text:span text:style-name="T37"><text:note text:id="ftn19" text:note-class="footnote"><text:note-citation>19</text:note-citation><text:note-body><text:p text:style-name="Footnote"><text:s/><text:span text:style-name="T26">Людмила Марчук</text:span></text:p><text:p text:style-name="P15">(Кам'янець-Подільський)</text:p><text:p text:style-name="P29">СТИЛІСТИЧНІ СИНОНІМИ ЯК ВИРАЗНИКИ ЕКСПРЕСІЇ В ЕПІСТОЛЯРІЇ ВАСИЛЯ СТУСА // <text:span text:style-name="T31">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9">— С. </text:span><text:span text:style-name="T40">2</text:span></text:p></text:note-body></text:note></text:span></text:p>
      <text:p text:style-name="P19"/>
      <text:p text:style-name="P21">Вивчення синонімів, їх сутності, особливостей — це все те, що допомагає нам зрозуміти використання синонімів, а також їх стилістичну роль.</text:p>
      <text:p text:style-name="P24"><text:span text:style-name="T32">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32"><text:note text:id="ftn20" text:note-class="footnote"><text:note-citation>20</text:note-citation><text:note-body><text:p text:style-name="Footnote"><text:s/><text:span text:style-name="T26">Людмила Марчук</text:span></text:p><text:p text:style-name="P15">(Кам'янець-Подільський)</text:p><text:p text:style-name="P29">СТИЛІСТИЧНІ СИНОНІМИ ЯК ВИРАЗНИКИ ЕКСПРЕСІЇ В ЕПІСТОЛЯРІЇ ВАСИЛЯ СТУСА // <text:span text:style-name="T31">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9">— С. </text:span><text:span text:style-name="T40">3</text:span></text:p></text:note-body></text:note></text:span></text:p>
      <text:p text:style-name="P19"/>
      <text:p text:style-name="P36">У поетичному дискурсі Василя Стуса широко вживається антитеза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 [<text:span text:style-name="T1">3</text:span>; 48], яка підсилює мовну експресію ліричних творів митця, відбиває особливості його двоїстого світовідчуття.</text:p>
      <text:p text:style-name="P33">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яскравіше виявляються їхні якості» [<text:span text:style-name="T1">2</text:span>; 18], пор.: <text:span text:style-name="T18">Прощай, Україно, моя Україно,</text:span><text:span text:style-name="T2"> </text:span><text:span text:style-name="T18">/ чужа Україно, щаслива бувай </text:span>(П-1; 223). У цій антитезі, що виражає образно-<text:soft-page-break/>парадоксальну ідею, наявна пара антитетичних епітетів: <text:span text:style-name="T18">моя і чужа</text:span>. Такий притаманний для антитези поділ на звичне/незвичне репрезентується й в інших антитетичних лексемних парах: <text:span text:style-name="T18">злет-падіння, стовбур-крона, там-тут, життя-смерть, близько-далеко, зима-літо, лютість-кохання, живий-мрець</text:span> та ін., пор.: <text:span text:style-name="T18">Одна гора — зима, а друга — літо,/ а я стою, мов осінь,— посеред</text:span> (П-1; 132).<text:note text:id="ftn21" text:note-class="footnote"><text:note-citation>21</text:note-citation><text:note-body><text:p text:style-name="P2">Антитетичність у поетиці Василя Стуса як відображення світогляду митця <text:span text:style-name="T4">//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span></text:p></text:note-body></text:note></text:p>
      <text:p text:style-name="P33"/>
      <text:p text:style-name="P34">Стислість і висока емоційність антитези надають багатьом висловам В. Стуса виразності, афористичності: <text:span text:style-name="T18">Життя — повище зір, життя — понижче пекла... </text:span><text:span text:style-name="T29">(П-2; 57); </text:span><text:span text:style-name="T21">Який високий злет! Яке падіння</text:span><text:span text:style-name="T42">!..(ЧТ; 63); </text:span><text:span text:style-name="T21">Живі — у домовині. Мертві — ні, / хоча тюремним муром всіх притисло</text:span><text:span text:style-name="T42"> (ЗД; 81) тощо.</text:span></text:p>
      <text:p text:style-name="P34">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P39">1) використовуються прийомом вставленого речення для витворення ємнішого висловлення: <text:span text:style-name="T21">Регочи на кутні – буде </text:span><text:span text:style-name="T20">легше </text:span><text:span text:style-name="T21">/ (а як буде </text:span><text:span text:style-name="T20">важче</text:span><text:span text:style-name="T21"> – теж не гріх)</text:span><text:span text:style-name="T42"> (ЗД; 62);</text:span></text:p>
      <text:list xml:id="list1678240079" text:style-name="WW8Num2">
        <text:list-item>
          <text:p text:style-name="P48">перехресно повторюються: <text:span text:style-name="T21">Що </text:span><text:span text:style-name="T20">чуже</text:span><text:span text:style-name="T21"> – то </text:span><text:span text:style-name="T20">наше</text:span><text:span text:style-name="T21">. / А що </text:span><text:span text:style-name="T20">наше</text:span><text:span text:style-name="T21"> – нам же й </text:span><text:span text:style-name="T20">чуже</text:span><text:span text:style-name="T42"> (ЗД; 83);</text:span></text:p>
        </text:list-item>
        <text:list-item>
          <text:p text:style-name="P48">посилюються атрибутами, що, в свою чергу, є антонімічними: <text:span text:style-name="T42">…</text:span><text:span text:style-name="T21">по кураях, по </text:span><text:span text:style-name="T20">рідних</text:span><text:span text:style-name="T21"> селах, по містах, / </text:span><text:span text:style-name="T20">чужих</text:span><text:span text:style-name="T21"> містах – ти так і кляк і однокрило ріс угору</text:span><text:span text:style-name="T42"> (ЗД; 110);</text:span></text:p>
        </text:list-item>
        <text:list-item>
          <text:p text:style-name="P48">парцелюються: <text:span text:style-name="T18">Як став – то вплав, / як брід – то вслід, / як мур – то хоч нурця…</text:span> (П-1; 30);</text:p>
        </text:list-item>
        <text:list-item>
          <text:p text:style-name="P48">підтримуються повтором: <text:span text:style-name="T18">Жертовна молитва, жертовна клятьба, / жертовна любов і прокльони – / довіку не буде із мене раба, / душа поневажить полони</text:span> (П-2; 74).</text:p>
        </text:list-item>
      </text:list>
      <text:p text:style-name="P33"><text:soft-page-break/>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 <text:span text:style-name="T21">Я — сам. А ти — лиш тінь. / Я є добро, а ти — труха і тлінь, / а спільне в нас — що в’язні ми обоє / дверей обабоки</text:span><text:span text:style-name="T42"> (ЧТ; 27); </text:span><text:span text:style-name="T21">Ти – не птаха невеличка. Ти – заманливий порив!</text:span><text:span text:style-name="T42"> (Кр; 203).</text:span><text:span text:style-name="T42"><text:note text:id="ftn22" text:note-class="footnote"><text:note-citation>22</text:note-citation><text:note-body><text:p text:style-name="P2">Антитетичність у поетиці Василя Стуса як відображення світогляду митця <text:span text:style-name="T4">//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text:span></text:p></text:note-body></text:note></text:span></text:p>
      <text:p text:style-name="P33"/>
      <text:p text:style-name="P34">Поняття антитетичності дуже тісно пов’язане з контрастуванням.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8">Тільки сіль, і вода, і житняк,</text:span><text:span text:style-name="T2"> </text:span><text:span text:style-name="T18">/ і світанок, і ніч, і стозора</text:span><text:span text:style-name="T2"> </text:span><text:span text:style-name="T18">/ небезпека, і сонна і хора</text:span><text:span text:style-name="T2"> </text:span><text:span text:style-name="T18">/ ця душа – вирушає успак!</text:span> (П-1; 105); <text:span text:style-name="T17">З калини сопілка і гілка бузку, / і перша гагілка, і перше ку-ку </text:span>(П-2;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контрастуючих елементів речення. До того ж, вона може підсилюватися супровідною антонімізацією (<text:span text:style-name="T18">і світанок, і ніч</text:span>), римою (<text:span text:style-name="T18">сопілка – гілка – гагілка, гілка бузку – ку-ку</text:span>).</text:p>
      <text:p text:style-name="P35">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оригінальності, образності й значного рівня експресивності. За допомогою <text:soft-page-break/>контрастів письменник творить експресію урочистості, експресію іронії, експресію сарказму тощо.<text:note text:id="ftn23" text:note-class="footnote"><text:note-citation>23</text:note-citation><text:note-body><text:p text:style-name="P2">Антитетичність у поетиці Василя Стуса як відображення світогляду митця <text:span text:style-name="T4">//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3</text:span></text:p></text:note-body></text:note></text:p>
      <text:p text:style-name="P35"/>
      <text:p text:style-name="P26"><text:span text:style-name="T32">У вірші «Вільготно гойдається зламана віть...»</text:span><text:span text:style-name="T32"><text:note text:id="ftn24" text:note-class="footnote"><text:note-citation>24</text:note-citation><text:note-body><text:p text:style-name="Footnote">Палімпсести. Зламана віть...</text:p></text:note-body></text:note></text:span><text:span text:style-name="T32">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32"><text:note text:id="ftn25" text:note-class="footnote"><text:note-citation>25</text:note-citation><text:note-body><text:p text:style-name="P5"><text:span text:style-name="T4">Плющ Л. Вільготно гойдається зламана віть... // „Слово і час”, № 11, 1991. </text:span><text:span text:style-name="T36">— С. 6</text:span></text:p></text:note-body></text:note></text:span></text:p>
      <text:p text:style-name="P19"/>
      <text:p text:style-name="P19">У процесі дослідження ідіостилю Василя Стуса, специфіки ліричного фонду поета вияскравлюється неоднорідність стилю митця, цілковита 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P21">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підрядні частини зазначених речень повідомляють додаткову, уточнюючу інформацію про істоту, яка є об’єктом (найчастіше) або суб’єктом речення.</text:p>
      <text:p text:style-name="P24"><text:span text:style-name="T32">У творах Василя Стуса найчастіше зустрічаються речення, де опорним словом виступає конкретний іменник на позначення істоти. Здебільшого </text:span><text:soft-page-break/><text:span text:style-name="T32">підрядна частина в таких складнопідрядних реченнях несе в собі значення додаткової інформації про суб’єкт/об’єкт:</text:span><text:span text:style-name="T33"><text:note text:id="ftn26" text:note-class="footnote"><text:note-citation>26</text:note-citation><text:note-body><text:p text:style-name="Footnote"><text:s/><text:span text:style-name="T26">Людмила Пономарьова</text:span></text:p><text:p text:style-name="P15">(Маріуполь)</text:p><text:p text:style-name="P27"><text:span text:style-name="T16">СТИЛЕТВОРЧИЙ ПОТЕНЦІАЛ СКЛАДНОПІДРЯДНИХ</text:span> <text:span text:style-name="T16">ПРИСЛІВНИХ ПРИСУБСТАНТИВНО-АТРИБУТИВНИХ РЕЧЕНЬ</text:span> <text:span text:style-name="T16">В ІДІОСТИЛІ ВАСИЛЯ СТУСА // </text:span><text:span text:style-name="T31">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9">— С. </text:span><text:span text:style-name="T40">2</text:span></text:p></text:note-body></text:note></text:span></text:p>
      <text:p text:style-name="P24"/>
      <text:p text:style-name="P21">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p>
      <text:p text:style-name="P32">Бринить космічна музика струмка,</text:p>
      <text:p text:style-name="P32">Неначе ним усесвіт обізвався</text:p>
      <text:p text:style-name="P32">до себе. Сядь напоруч і змалій</text:p>
      <text:p text:style-name="P32">до крем’яха. І най тебе омиє</text:p>
      <text:p text:style-name="P32">вода прозора...</text:p>
      <text:p text:style-name="P31"><text:span text:style-name="T32">(Із зб. «Палімпсести»)</text:span><text:span text:style-name="T32"><text:note text:id="ftn27" text:note-class="footnote"><text:note-citation>27</text:note-citation><text:note-body><text:p text:style-name="Footnote"><text:s/><text:span text:style-name="T25">Сергій Могила</text:span></text:p><text:p text:style-name="P16">(Донецьк)</text:p><text:p text:style-name="P28">ВИЯВИ ІНВЕРСІЇ В ПОЕТИЧНИХ ТВОРАХ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span text:style-name="T30">. </text:span><text:span text:style-name="T39">— </text:span><text:span text:style-name="T40">C. 1</text:span></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margin-top="0in" fo:margin-bottom="0in" fo:line-height="150%" fo:text-align="justify" style:justify-single-word="false" fo:text-indent="0.4925in" style:auto-text-indent="false"/>
      <style:text-properties style:font-size-complex="10pt"/>
    </style:style>
    <style:style style:name="Основной_20_текст_20_с_20_отступом_20_2" style:display-name="Основной текст с отступом 2" style:family="paragraph" style:parent-style-name="Standard">
      <style:paragraph-properties fo:margin-left="0in" fo:margin-right="0in" fo:margin-top="0in" fo:margin-bottom="0in" fo:line-height="150%" fo:text-align="justify" style:justify-single-word="false" fo:text-indent="0.4862in" style:auto-text-indent="false"/>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1-01T03:24:23.89</meta:creation-date>
    <dc:date>2012-04-23T12:25:11</dc:date>
    <meta:editing-duration>PT12H21M12S</meta:editing-duration>
    <meta:editing-cycles>98</meta:editing-cycles>
    <meta:generator>LibreOffice/3.4$Linux LibreOffice_project/340m1$Build-402</meta:generator>
    <meta:document-statistic meta:table-count="0" meta:image-count="0" meta:object-count="2" meta:page-count="15" meta:paragraph-count="137" meta:word-count="3299" meta:character-count="24416" meta:non-whitespace-character-count="21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645cm" svg:y="4.001cm" style:legend-expansion="high" chart:style-name="ch2"/>
        <chart:plot-area chart:style-name="ch3" chart:data-source-has-labels="both" svg:x="0.769cm" svg:y="0.851cm" svg:width="10.238cm" svg:height="7.549cm">
          <chartooo:coordinate-region svg:x="3.348cm" svg:y="0.851cm" svg:width="7.379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Кількість словникових статтей</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